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row table:style-name="ro1"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Cantidad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nkUtil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PRODUCT([.A5:.C5])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crusor MK8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https://www.youtube.com/watch?v=vTdO-u_8X9k</text:p>
          </table:table-cell>
          <table:table-cell table:number-columns-repeated="2"/>
          <table:table-cell table:formula="of:=PRODUCT([.A6:.C6])"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res Nema 17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table:formula="of:=PRODUCT([.A7:.C7]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Mega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formula="of:=PRODUCT([.A8:.C8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MPs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formula="of:=PRODUCT([.A9:.C9]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olu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formula="of:=PRODUCT([.A10:.C10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ente</text:p>
          </table:table-cell>
          <table:table-cell office:value-type="float" office:value="1250" calcext:value-type="float">
            <text:p>1250</text:p>
          </table:table-cell>
          <table:table-cell table:number-columns-repeated="4"/>
          <table:table-cell table:formula="of:=PRODUCT([.A11:.C1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PRODUCT([.A12:.C1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PRODUCT([.A13:.C1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PRODUCT([.A14:.C14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H4:.H9])" office:value-type="float" office:value="13050" calcext:value-type="float">
            <text:p>13050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Rodamiento Lineal Eje x →</text:p>
          </table:table-cell>
          <table:table-cell table:style-name="ce3" office:value-type="string" calcext:value-type="string">
            <text:p>https://articulo.mercadolibre.com.ar/MLA-616682698-rodamiento-lineal-lm8uu-impresora-3d-cnc-prusa-i3-_JM?quantity=1#position=1&amp;type=item&amp;tracking_id=4149b960-c67b-46cf-ab16-d5c27a7072bb</text:p>
          </table:table-cell>
          <table:table-cell table:number-columns-repeated="5"/>
        </table:table-row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5:13:26.560584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9:44:42.610704990</meta:creation-date>
    <meta:editing-duration>PT10M10S</meta:editing-duration>
    <meta:editing-cycles>5</meta:editing-cycles>
    <meta:generator>LibreOffice/6.0.7.3$Linux_X86_64 LibreOffice_project/00m0$Build-3</meta:generator>
    <dc:date>2020-03-10T15:14:05.855348593</dc:date>
    <meta:document-statistic meta:table-count="1" meta:cell-count="38" meta:object-count="0"/>
  </office:meta>
</office:document-meta>
</file>